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Comments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36.1">
            <text:p>136.1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591.46">
            <text:p>591.46</text:p>
          </table:table-cell>
          <table:table-cell table:style-name="Default" office:value-type="float" office:value="390.37">
            <text:p>390.37</text:p>
          </table:table-cell>
          <table:table-cell table:formula="of:=+[.M2]/[.L2]" office:value-type="percentage" office:value="0.660010820681027">
            <text:p>66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1.6">
            <text:p>11.6</text:p>
          </table:table-cell>
          <table:table-cell table:style-name="Default" office:value-type="float" office:value="135.9">
            <text:p>135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652.27">
            <text:p>652.27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553.03">
            <text:p>553.03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5.5">
            <text:p>5.5</text:p>
          </table:table-cell>
          <table:table-cell table:style-name="Default" office:value-type="float" office:value="135">
            <text:p>135</text:p>
          </table:table-cell>
          <table:table-cell table:content-validation-name="val1"/>
          <table:table-cell table:style-name="Default" table:content-validation-name="val2" office:value-type="string">
            <text:p>Rhabditidae</text:p>
          </table:table-cell>
          <table:table-cell table:number-columns-repeated="2"/>
          <table:table-cell table:content-validation-name="val4"/>
          <table:table-cell table:style-name="Default" office:value-type="float" office:value="496.34">
            <text:p>496.34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1.3">
            <text:p>131.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668.57">
            <text:p>668.57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29.9">
            <text:p>129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597.32">
            <text:p>597.32</text:p>
          </table:table-cell>
          <table:table-cell table:style-name="Default" office:value-type="float" office:value="397.73">
            <text:p>397.73</text:p>
          </table:table-cell>
          <table:table-cell table:formula="of:=+[.M7]/[.L7]" office:value-type="percentage" office:value="0.665857496819125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40.6">
            <text:p>140.6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569.7">
            <text:p>569.7</text:p>
          </table:table-cell>
          <table:table-cell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6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6:33:43.86</dc:date>
    <dc:creator>Lawrence Perepolkin</dc:creator>
    <meta:editing-duration>PT9H47M16S</meta:editing-duration>
    <meta:editing-cycles>45</meta:editing-cycles>
    <meta:generator>OpenOffice/4.1.12$Win32 OpenOffice.org_project/4112m1$Build-9809</meta:generator>
    <meta:document-statistic meta:table-count="3" meta:cell-count="152" meta:object-count="0"/>
  </office:meta>
</office:document-meta>
</file>